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222222" fo:font-size="12pt" style:font-size-asian="12pt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ITAP Classroom #2</text:span></text:p>
      <text:p text:style-name="Standard"><text:span text:style-name="T1">POP - RECAP - QUIZ</text:span></text:p>
      <text:p text:style-name="Standard"><text:span text:style-name="T1">January 16th, 2019</text:span></text:p>
      <text:p text:style-name="Standard"/>
      <text:p text:style-name="Standard">Name:</text:p>
      <text:p text:style-name="Standard"/>
      <text:p text:style-name="Standard"/>
      <text:p text:style-name="Standard"><text:span text:style-name="T1">Q1) Select the best answer. What are the components of the digital services layer cake?</text:span></text:p>
      <text:p text:style-name="Standard"/>
      <text:list xml:id="list2868822443" text:style-name="WWNum1">
        <text:list-item>
          <text:p text:style-name="P2">Information Layer, Presentation Layer, Platform Layer, Security</text:p>
        </text:list-item>
        <text:list-item>
          <text:p text:style-name="P2">Information Layer, Aesthetic Layer, Systems Layer</text:p>
        </text:list-item>
        <text:list-item>
          <text:p text:style-name="P2">Information Layer, Presentation Layer, The Nothing Layer</text:p>
        </text:list-item>
      </text:list>
      <text:p text:style-name="Standard"/>
      <text:p text:style-name="P1"/>
      <text:p text:style-name="Standard"><text:span text:style-name="T1">Q2A) Select all that apply. What are key elements of Service Design? </text:span></text:p>
      <text:p text:style-name="P1"/>
      <text:list xml:id="list3316696866" text:style-name="WWNum3">
        <text:list-item>
          <text:p text:style-name="P3">Human-Centered</text:p>
        </text:list-item>
        <text:list-item>
          <text:p text:style-name="P3">Holistic</text:p>
        </text:list-item>
        <text:list-item>
          <text:p text:style-name="P3">Co-creative and multidisciplinary </text:p>
        </text:list-item>
        <text:list-item>
          <text:p text:style-name="P3">Digitally Mature</text:p>
        </text:list-item>
      </text:list>
      <text:p text:style-name="Standard"/>
      <text:p text:style-name="Standard"/>
      <text:p text:style-name="Standard"><text:span text:style-name="T1">Q2B) How could Service Design relate to procurement? </text:span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"/>
      <text:p text:style-name="Standard"><text:span text:style-name="T1">Q3A) What is the agile methodology? </text:span></text:p>
      <text:p text:style-name="Standard"/>
      <text:list xml:id="list2983123848" text:style-name="WWNum2">
        <text:list-item>
          <text:p text:style-name="P4"><text:span text:style-name="T3">Agile development is a process that gathers all requirements ahead of time and is a fixed scope. </text:span></text:p>
        </text:list-item>
      </text:list>
      <text:p text:style-name="P5"/>
      <text:list xml:id="list194236967426945" text:continue-numbering="true" text:style-name="WWNum2">
        <text:list-item>
          <text:p text:style-name="P4"><text:span text:style-name="T3">Agile is an approach that typically happens in 8 week sprints and only focuses on features requested by internal stakeholders, not end users. <text:s/></text:span></text:p>
        </text:list-item>
      </text:list>
      <text:p text:style-name="P5"/>
      <text:list xml:id="list194236803077279" text:continue-numbering="true" text:style-name="WWNum2">
        <text:list-item>
          <text:p text:style-name="P4"><text:span text:style-name="T4">Agile is an approach to software development under which requirements and solutions evolve through the collaborative effort of self-organizing and cross-functional teams and their end user(s).</text:span></text:p>
        </text:list-item>
      </text:list>
      <text:p text:style-name="P7"/>
      <text:p text:style-name="P6"><text:span text:style-name="T1">Q3B) List three benefits of agile methodology compared to traditional (eg: waterfall) methodologies.</text:span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1">Q4A) Name all the steps in the digital services maturity scale. </text:span></text:p>
      <text:p text:style-name="Standard"/>
      <text:p text:style-name="P6">(a) Paper-based Practice, Paper Online, Digital for Service, Digital Transformation, Digital for Organisation Transformation. <text:s/></text:p>
      <text:p text:style-name="P6"/>
      <text:p text:style-name="Standard">(b) Paper-based Practice, PDF, Digital for Organisation Transformation</text:p>
      <text:p text:style-name="Standard"/>
      <text:p text:style-name="Standard">(c ) Paper-based Practice, Paper for some - but digital for all, Digital for Service Improvement, Essential services for digital transformation, global digital transformation </text:p>
      <text:p text:style-name="Standard"/>
      <text:p text:style-name="Standard"/>
      <text:p text:style-name="Standard"><text:span text:style-name="T1">Q4B) How could this be used to improve your understanding of program office’s needs when conducting a procuremen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24" meta:word-count="244" meta:character-count="1656" meta:non-whitespace-character-count="1435"/>
    <meta:generator>LibreOfficeDev/6.0.5.2$Linux_X86_64 LibreOffice_project/</meta:generator>
  </office:meta>
</office:document-meta>
</file>